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793c" officeooo:paragraph-rsid="001e793c"/>
    </style:style>
    <style:style style:name="P2" style:family="paragraph" style:parent-style-name="Standard">
      <style:text-properties officeooo:paragraph-rsid="001e793c"/>
    </style:style>
    <style:style style:name="P3" style:family="paragraph" style:parent-style-name="Text_20_body" style:list-style-name="L2">
      <style:text-properties officeooo:paragraph-rsid="001e793c"/>
    </style:style>
    <style:style style:name="P4" style:family="paragraph" style:parent-style-name="Text_20_body" style:list-style-name="L3">
      <style:text-properties officeooo:paragraph-rsid="001e793c"/>
    </style:style>
    <style:style style:name="P5" style:family="paragraph" style:parent-style-name="Text_20_body" style:list-style-name="L4"/>
    <style:style style:name="P6" style:family="paragraph" style:parent-style-name="Text_20_body">
      <style:text-properties officeooo:rsid="001e793c" officeooo:paragraph-rsid="001e793c"/>
    </style:style>
    <style:style style:name="T1" style:family="text">
      <style:text-properties officeooo:rsid="001e793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Informações sobre o seu Produto ou Serviço:<text:line-break/></text:span>Para quem é? </text:p>
      <text:p text:style-name="P6">Onde será comercializado? </text:p>
      <text:p text:style-name="P6">Quem serão seus fornecedores e concorrentes? Quais são suas forças, fraquezas e ameaças?</text:p>
      <text:list xml:id="list1057979439" text:style-name="L2">
        <text:list-item>
          <text:p text:style-name="P3"><text:span text:style-name="Strong_20_Emphasis">Plano de Marketing:<text:line-break/></text:span>Estratégia do Produto</text:p>
          <text:p text:style-name="P3">Venda, Promoção</text:p>
          <text:p text:style-name="P3">Distribuição</text:p>
          <text:p text:style-name="P3">Precificação</text:p>
          <text:p text:style-name="P3">Comunicação.</text:p>
        </text:list-item>
      </text:list>
      <text:list xml:id="list3180457307" text:style-name="L3">
        <text:list-item>
          <text:p text:style-name="P4"><text:span text:style-name="Strong_20_Emphasis">Processo operacional:<text:line-break/></text:span>Informações sobre produção</text:p>
          <text:p text:style-name="P4">atendimento</text:p>
          <text:p text:style-name="P4">estoques.</text:p>
        </text:list-item>
      </text:list>
      <text:list text:style-name="L4">
        <text:list-item>
          <text:p text:style-name="P5"><text:span text:style-name="Strong_20_Emphasis">Análise Financeira:<text:line-break/></text:span>Qual será o seu investimento fixo, custos e faturamento?<text:line-break/>Qual será o investimento em mão de obra, estoques?<text:line-break/>Simulação de financiamentos, indicação de tributos e sazonalidad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31:56.677783477</meta:creation-date>
    <dc:date>2023-02-15T19:00:14.371126018</dc:date>
    <meta:editing-duration>PT2H28M22S</meta:editing-duration>
    <meta:editing-cycles>1</meta:editing-cycles>
    <meta:document-statistic meta:table-count="0" meta:image-count="0" meta:object-count="0" meta:page-count="1" meta:paragraph-count="12" meta:word-count="81" meta:character-count="534" meta:non-whitespace-character-count="472"/>
    <meta:generator>LibreOffice/7.4.5.1$Linux_X86_64 LibreOffice_project/40$Build-1</meta:generator>
  </office:meta>
</office:document-meta>
</file>